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326in" style:rel-column-width="479*"/>
    </style:style>
    <style:style style:name="Table1.B" style:family="table-column">
      <style:table-column-properties style:column-width="1.2715in" style:rel-column-width="1831*"/>
    </style:style>
    <style:style style:name="Table1.C" style:family="table-column">
      <style:table-column-properties style:column-width="1.2076in" style:rel-column-width="1739*"/>
    </style:style>
    <style:style style:name="Table1.D" style:family="table-column">
      <style:table-column-properties style:column-width="1.4951in" style:rel-column-width="2153*"/>
    </style:style>
    <style:style style:name="Table1.E" style:family="table-column">
      <style:table-column-properties style:column-width="1.1188in" style:rel-column-width="1611*"/>
    </style:style>
    <style:style style:name="Table1.F" style:family="table-column">
      <style:table-column-properties style:column-width="1.4993in" style:rel-column-width="2159*"/>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text-properties fo:font-size="9pt" fo:language="hr" fo:country="HR" fo:font-weight="bold"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language="hr" fo:country="HR" fo:font-weight="normal" style:font-size-asian="9pt" style:font-weight-asian="normal" style:font-size-complex="9pt" style:font-weight-complex="normal"/>
    </style:style>
    <style:style style:name="P3" style:family="paragraph" style:parent-style-name="Table_20_Contents">
      <style:paragraph-properties fo:text-align="center" style:justify-single-word="false"/>
      <style:text-properties fo:text-transform="uppercase" fo:font-size="6pt" fo:language="hr" fo:country="HR" fo:font-weight="bold" fo:background-color="transparent" style:font-size-asian="6pt" style:font-weight-asian="bold" style:font-size-complex="6pt" style:font-weight-complex="bold"/>
    </style:style>
    <style:style style:name="P4" style:family="paragraph" style:parent-style-name="Table_20_Contents">
      <style:paragraph-properties fo:text-align="center" style:justify-single-word="false"/>
      <style:text-properties fo:text-transform="uppercase" fo:font-size="8pt" fo:language="hr" fo:country="HR" fo:font-weight="bold" fo:background-color="transparent" style:font-size-asian="8pt" style:font-weight-asian="bold" style:font-size-complex="8pt" style:font-weight-complex="bold"/>
    </style:style>
    <style:style style:name="P5" style:family="paragraph" style:parent-style-name="Table_20_Contents">
      <style:paragraph-properties fo:text-align="start" style:justify-single-word="false"/>
      <style:text-properties fo:font-size="10pt" fo:language="hr" fo:country="HR" fo:font-weight="bold" style:font-size-asian="10pt" style:font-weight-asian="bold" style:font-size-complex="10pt" style:font-weight-complex="bold"/>
    </style:style>
    <style:style style:name="P6" style:family="paragraph" style:parent-style-name="Table_20_Contents">
      <style:paragraph-properties fo:text-align="justify"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paragraph-properties fo:text-align="end" style:justify-single-word="false"/>
      <style:text-properties fo:font-size="8pt" fo:language="hr" fo:country="HR" style:font-size-asian="8pt" style:font-size-complex="8pt"/>
    </style:style>
    <style:style style:name="P9" style:family="paragraph" style:parent-style-name="Standard">
      <style:paragraph-properties fo:text-align="start" style:justify-single-word="false"/>
      <style:text-properties fo:font-size="10pt" fo:language="hr" fo:country="HR" fo:font-weight="bold" fo:background-color="transparent"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fo:language="hr" fo:country="HR" fo:font-weight="bold" fo:background-color="transparent"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language="hr" fo:country="HR" fo:font-weight="normal" fo:background-color="transparent" style:font-size-asian="10pt" style:font-weight-asian="normal" style:font-size-complex="10pt" style:font-weight-complex="normal"/>
    </style:style>
    <style:style style:name="P12" style:family="paragraph" style:parent-style-name="Footer">
      <style:paragraph-properties fo:text-align="end" style:justify-single-word="false"/>
      <style:text-properties fo:font-size="8pt" fo:language="hr" fo:country="HR" style:font-size-asian="8pt" style:font-size-complex="8pt"/>
    </style:style>
    <style:style style:name="P13" style:family="paragraph" style:parent-style-name="Table_20_Heading">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style:font-name="Times New Roman"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style:style>
    <style:style style:name="T10" style:family="text">
      <style:text-properties style:text-position="0% 100%"/>
    </style:style>
    <style:style style:name="T11" style:family="text">
      <style:text-properties style:text-position="0% 100%" style:font-name="Times New Roman" fo:font-style="normal" style:font-style-asian="normal" style:font-style-complex="normal"/>
    </style:style>
    <style:style style:name="T12" style:family="text">
      <style:text-properties style:text-position="0% 100%" style:font-name="Times New Roman" fo:font-style="normal" fo:font-weight="normal" style:font-style-asian="normal" style:font-weight-asian="normal" style:font-style-complex="normal" style:font-weight-complex="normal"/>
    </style:style>
    <style:style style:name="T13" style:family="text">
      <style:text-properties style:text-position="0% 1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text-position="0% 100%" style:font-name="Times New Roman" fo:font-style="normal" style:text-underline-style="solid" style:text-underline-width="auto" style:text-underline-color="font-color" style:font-style-asian="normal" style:font-style-complex="normal"/>
    </style:style>
    <style:style style:name="T15"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16" style:family="text">
      <style:text-properties style:text-position="0% 100%" style:font-name="Times New Roman" fo:font-style="normal" style:text-underline-style="none" style:font-style-asian="normal" style:font-style-complex="normal"/>
    </style:style>
    <style:style style:name="T17" style:family="text">
      <style:text-properties style:text-position="0% 100%" style:font-name="Times New Roman" fo:font-style="italic" style:font-style-asian="italic" style:font-style-complex="italic"/>
    </style:style>
    <style:style style:name="T18" style:family="text">
      <style:text-properties style:text-position="0% 100%" style:font-name="Times New Roman" fo:font-style="italic" style:text-underline-style="none" fo:font-weight="normal" style:font-style-asian="italic" style:font-weight-asian="normal" style:font-style-complex="italic" style:font-weight-complex="normal"/>
    </style:style>
    <style:style style:name="T19" style:family="text">
      <style:text-properties style:text-position="0% 100%" fo:font-style="italic" style:font-style-asian="italic" style:font-style-complex="italic"/>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orija</text:p>
      <text:p text:style-name="P11">Pretpostavimo da imamo malu razliku u frekvencijama dva dolazeća zvuka. Ako se ti zvukovi ne bi puštali istovremeno, u principu ne bismo primijetili razliku. Ako bi se puštali istovremeno, događalo bi se da u određenom vremenskim rasponima dolazi do konstruktivne interferencije, a u određenim vremenskim rasponima do destruktivne interferencije. Frekvencija <text:span text:style-name="T1">envelope-</text:span>a bila bi jednaka razlici dolazećih frekvencija. Sama frekvencija tona, ako zanemarimo <text:span text:style-name="T1">envelope</text:span><text:span text:style-name="T2">, bila </text:span>bi jednaka prosjeku dolazećih frekvencija.</text:p>
      <text:p text:style-name="P11"/>
      <text:p text:style-name="P11">Vremenske ovisnosti elongacija dvaju valova različitih, ali bliskih frekvencija, dane su sa:</text:p>
      <text:p text:style-name="P11"><draw:frame draw:style-name="fr1" draw:name="Object1" text:anchor-type="as-char" svg:width="2.3189in" svg:height="0.2083in" draw:z-index="0"><draw:object xlink:href="./Object 1" xlink:type="simple" xlink:show="embed" xlink:actuate="onLoad"/><draw:image xlink:href="./ObjectReplacements/Object 1" xlink:type="simple" xlink:show="embed" xlink:actuate="onLoad"/></draw:frame></text:p>
      <text:p text:style-name="P11">pri čemu pretpostavljamo da su amplitude u oba slučaja jednake i iznose <text:span text:style-name="T1">s</text:span><text:span text:style-name="T4">m</text:span>. Prema principu superpozicije, rezultantna elongacija je zbroj dvaju elongacija:</text:p>
      <text:p text:style-name="P11"><draw:frame draw:style-name="fr1" draw:name="Object2" text:anchor-type="as-char" svg:width="2.2701in" svg:height="0.2083in" draw:z-index="1"><draw:object xlink:href="./Object 2" xlink:type="simple" xlink:show="embed" xlink:actuate="onLoad"/><draw:image xlink:href="./ObjectReplacements/Object 2" xlink:type="simple" xlink:show="embed" xlink:actuate="onLoad"/></draw:frame></text:p>
      <text:p text:style-name="P11">što je zbog trigonometrijske relacije <draw:frame draw:style-name="fr1" draw:name="Object3" text:anchor-type="as-char" svg:width="2.4043in" svg:height="0.3925in" draw:z-index="2"><draw:object xlink:href="./Object 3" xlink:type="simple" xlink:show="embed" xlink:actuate="onLoad"/><draw:image xlink:href="./ObjectReplacements/Object 3" xlink:type="simple" xlink:show="embed" xlink:actuate="onLoad"/></draw:frame>možemo prikazati kao:</text:p>
      <text:p text:style-name="P11"><text:s/><draw:frame draw:style-name="fr1" draw:name="Object4" text:anchor-type="as-char" svg:width="2.2299in" svg:height="0.4173in" draw:z-index="3"><draw:object xlink:href="./Object 4" xlink:type="simple" xlink:show="embed" xlink:actuate="onLoad"/><draw:image xlink:href="./ObjectReplacements/Object 4" xlink:type="simple" xlink:show="embed" xlink:actuate="onLoad"/></draw:frame></text:p>
      <text:p text:style-name="P11">Uz supstitucije <draw:frame draw:style-name="fr1" draw:name="Object5" text:anchor-type="as-char" svg:width="0.9555in" svg:height="0.4173in" draw:z-index="4"><draw:object xlink:href="./Object 5" xlink:type="simple" xlink:show="embed" xlink:actuate="onLoad"/><draw:image xlink:href="./ObjectReplacements/Object 5" xlink:type="simple" xlink:show="embed" xlink:actuate="onLoad"/></draw:frame>i <draw:frame draw:style-name="fr1" draw:name="Object6" text:anchor-type="as-char" svg:width="0.8866in" svg:height="0.4173in" draw:z-index="5"><draw:object xlink:href="./Object 6" xlink:type="simple" xlink:show="embed" xlink:actuate="onLoad"/><draw:image xlink:href="./ObjectReplacements/Object 6" xlink:type="simple" xlink:show="embed" xlink:actuate="onLoad"/></draw:frame>dobivamo:</text:p>
      <text:p text:style-name="P11"><draw:frame draw:style-name="fr1" draw:name="Object7" text:anchor-type="as-char" svg:width="1.6575in" svg:height="0.2083in" draw:z-index="6"><draw:object xlink:href="./Object 7" xlink:type="simple" xlink:show="embed" xlink:actuate="onLoad"/><draw:image xlink:href="./ObjectReplacements/Object 7" xlink:type="simple" xlink:show="embed" xlink:actuate="onLoad"/></draw:frame></text:p>
      <text:p text:style-name="P11">Kako je <text:span text:style-name="T6">ω</text:span><text:span text:style-name="T6"> &gt;&gt; </text:span><text:span text:style-name="T6">ω' možemo reći da je to kosinusna funkcija s frekvencijom ω uz amplitudu koja se mijenja u vremenu prema izrazu u uglatoj zagradi. Kada funkcija poprimi maksimum, to se naziva udar; on se zbiva kada cos ω'</text:span><text:span text:style-name="T7">t</text:span><text:span text:style-name="T8"> poprimi +1 ili -1 što se događa dvaput u svakom ponavljanju kosinusne funkcije. Budući da <text:s/>cos ω'</text:span><text:span text:style-name="T7">t </text:span><text:span text:style-name="T8">ima kružnu frekvenciju ω', to znači da će kružna frekvencija udara ω</text:span><text:span text:style-name="T5">udar</text:span><text:span text:style-name="T8"> biti jednaka <text:s/>2ω'. Stoga možemo pisati:</text:span></text:p>
      <text:p text:style-name="P11"><text:span text:style-name="T8"><draw:frame draw:style-name="fr1" draw:name="Object8" text:anchor-type="as-char" svg:width="2.6874in" svg:height="0.4311in" draw:z-index="7"><draw:object xlink:href="./Object 8" xlink:type="simple" xlink:show="embed" xlink:actuate="onLoad"/><draw:image xlink:href="./ObjectReplacements/Object 8" xlink:type="simple" xlink:show="embed" xlink:actuate="onLoad"/></draw:frame></text:span></text:p>
      <text:p text:style-name="P11"><text:span text:style-name="T8">Kako je <text:s/>ω = 2π</text:span><text:span text:style-name="T7">f</text:span><text:span text:style-name="T8"> možemo pisati i </text:span><text:span text:style-name="T7">f</text:span><text:span text:style-name="T5">udar</text:span><text:span text:style-name="T8"> = </text:span><text:span text:style-name="T7">f</text:span><text:span text:style-name="T5">2</text:span><text:span text:style-name="T8"> – </text:span><text:span text:style-name="T7">f</text:span><text:span text:style-name="T5">1</text:span><text:span text:style-name="T11">.</text:span></text:p>
      <text:p text:style-name="P11"><text:span text:style-name="T11"/></text:p>
      <text:p text:style-name="P10"><text:span text:style-name="T11">Zadatak</text:span></text:p>
      <text:p text:style-name="P11"><text:span text:style-name="T11">s1(t) ima frekvenciju od </text:span><text:span text:style-name="T17">f</text:span><text:span text:style-name="T5">1</text:span><text:span text:style-name="T11">=16/0.08s što daje </text:span><text:span text:style-name="T17">f</text:span><text:span text:style-name="T5">1</text:span><text:span text:style-name="T11">=200Hz. s2(t) ima frekvenciju od </text:span><text:span text:style-name="T17">f</text:span><text:span text:style-name="T5">2</text:span><text:span text:style-name="T11">=17.5/0.08 što daje frekvenciju od </text:span><text:span text:style-name="T17">f</text:span><text:span text:style-name="T5">2</text:span><text:span text:style-name="T11">=218Hz. </text:span></text:p>
      <text:p text:style-name="P11"><text:span text:style-name="T11">Frekvencija udara je stoga </text:span><text:span text:style-name="T17">f</text:span><text:span text:style-name="T5">udar</text:span><text:span text:style-name="T11">=18Hz.</text:span></text:p>
      <text:p text:style-name="P11"><text:span text:style-name="T11"/></text:p>
      <text:p text:style-name="P10"><text:span text:style-name="T11">Mjerenje</text:span></text:p>
      <text:p text:style-name="P10"><text:span text:style-name="T12">Imamo dva para glazbenih viljušaka nazivnih frekvencija 440Hz. Također imamo univerzalni mikrofon s integriranim pojačalom, te PC s dvokanalnim osciloskopom spojenim preko paralelnog ulaza. Glazbene viljuške su pričvršćene na svojevrsne rezonantne kutije za pojačavanje efekta zvučnog udara. Za jedan par viljušaka imamo uteg za fino podešavanje frekvencije oko nazivne vrijednosti, što radi na principu povećanja momenta tromosti radi smanjenja frekvencije titranja: što je uteg </text:span><text:span text:style-name="T13">bliže</text:span><text:span text:style-name="T15"> vrhu viljuške to je frekvencija </text:span><text:span text:style-name="T13">manja</text:span><text:span text:style-name="T15">. </text:span><text:span text:style-name="T14">Bitno</text:span><text:span text:style-name="T16"> </text:span><text:span text:style-name="T15">je da glazbene viljuške moraju biti okrenute </text:span><text:span text:style-name="T13">jedna prema drugoj</text:span><text:span text:style-name="T15"> otvorima rezonantnih kutija. </text:span></text:p>
      <text:p text:style-name="P10"><text:span text:style-name="T15"/></text:p>
      <text:p text:style-name="P10"><text:span text:style-name="T15">Vremenska baza: 20ms za snimanje zvučnih udara, 1ms za snimanje osnovne frekvencije; vertikalna osjetljivost: 0.5V/div. <text:s/>Softver mora biti u Oscilloscope mode na prvom kanalu CH1. Koristiti markere za očitavanje frekvencije. </text:span></text:p>
      <text:p text:style-name="P10"><text:span text:style-name="T15"/></text:p>
      <text:p text:style-name="P10"><text:span text:style-name="T15">Treba odrediti nepoznatu frekvenciju glazbene viljuške s utegom, u četiri proizvoljna položaja. Udarac čekićem po vrhu </text:span><text:soft-page-break/><text:span text:style-name="T15">glazbene viljuške proizvest će zvučne udare zbog bliskih frekvencija. Frekvencija se očitava tako da se slika zamrzne pritiskom na </text:span><text:span text:style-name="T18">Single</text:span><text:span text:style-name="T15">. Poznatom frekvencijom drugog para viljuški te frekvencijom udara može se otkriti nepoznata frekvencija prve viljuške. Zatim treba provjeriti izračunatu frekvenciju snimanjem samo zvuka nepoznate glazbene viljuške. <text:s/>Konačno, ta dva podatka usporediti izračunom relativne pogreške. </text:span></text:p>
      <text:p text:style-name="P10"><text:span text:style-name="T15"/></text:p>
      <text:p text:style-name="P10"><text:span text:style-name="T15">Sve vrijednosti upisati u tablicu.</text:span></text:p>
      <text:p text:style-name="P10"><text:span text:style-name="T15"/></text:p>
      <text:p text:style-name="P10"><text:span text:style-name="T1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
          </table:table-cell>
          <table:table-cell table:style-name="Table1.A1" office:value-type="string">
            <text:p text:style-name="P13"><text:span text:style-name="T1">f</text:span><text:span text:style-name="T3">0</text:span> (Hz)</text:p>
          </table:table-cell>
          <table:table-cell table:style-name="Table1.A1" office:value-type="string">
            <text:p text:style-name="P13"><text:span text:style-name="T19">f</text:span><text:span text:style-name="T3">udara</text:span> (Hz)</text:p>
          </table:table-cell>
          <table:table-cell table:style-name="Table1.A1" office:value-type="string">
            <text:p text:style-name="P13"><text:span text:style-name="T1">f</text:span><text:span text:style-name="T3">x</text:span> (Hz) = <text:span text:style-name="T1">f</text:span><text:span text:style-name="T3">0</text:span> - <text:span text:style-name="T1">f</text:span><text:span text:style-name="T3">udara</text:span></text:p>
          </table:table-cell>
          <table:table-cell table:style-name="Table1.A1" office:value-type="string">
            <text:p text:style-name="P13">f<text:span text:style-name="T3">izravno</text:span> (Hz)</text:p>
          </table:table-cell>
          <table:table-cell table:style-name="Table1.F1" office:value-type="string">
            <text:p text:style-name="P13"><text:span text:style-name="T6"><draw:frame draw:style-name="fr1" draw:name="Object9" text:anchor-type="as-char" svg:width="1.3417in" svg:height="0.3075in" draw:z-index="8"><draw:object xlink:href="./Object 9" xlink:type="simple" xlink:show="embed" xlink:actuate="onLoad"/><draw:image xlink:href="./ObjectReplacements/Object 9" xlink:type="simple" xlink:show="embed" xlink:actuate="onLoad"/></draw:frame></text:span></text:p>
          </table:table-cell>
        </table:table-row>
        <table:table-row>
          <table:table-cell table:style-name="Table1.A2" office:value-type="string">
            <text:p text:style-name="P6">1.</text:p>
          </table:table-cell>
          <table:table-cell table:style-name="Table1.A2" office:value-type="string">
            <text:p text:style-name="P7">440</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F2" office:value-type="string">
            <text:p text:style-name="P6"/>
          </table:table-cell>
        </table:table-row>
        <table:table-row>
          <table:table-cell table:style-name="Table1.A2" office:value-type="string">
            <text:p text:style-name="P6">2.</text:p>
          </table:table-cell>
          <table:table-cell table:style-name="Table1.A2" office:value-type="string">
            <text:p text:style-name="P7">440</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F2" office:value-type="string">
            <text:p text:style-name="P6"/>
          </table:table-cell>
        </table:table-row>
        <table:table-row>
          <table:table-cell table:style-name="Table1.A2" office:value-type="string">
            <text:p text:style-name="P6">3.</text:p>
          </table:table-cell>
          <table:table-cell table:style-name="Table1.A2" office:value-type="string">
            <text:p text:style-name="P7">440</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F2" office:value-type="string">
            <text:p text:style-name="P6"/>
          </table:table-cell>
        </table:table-row>
        <table:table-row>
          <table:table-cell table:style-name="Table1.A2" office:value-type="string">
            <text:p text:style-name="P6">4.</text:p>
          </table:table-cell>
          <table:table-cell table:style-name="Table1.A2" office:value-type="string">
            <text:p text:style-name="P7">440</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F2" office:value-type="string">
            <text:p text:style-name="P6"/>
          </table:table-cell>
        </table:table-row>
      </table:table>
      <text:p text:style-name="P10"><text:span text:style-name="T15"/></text:p>
      <text:p text:style-name="P1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der" style:family="table">
      <style:table-properties style:width="6.925in" table:align="margins" style:shadow="none"/>
    </style:style>
    <style:style style:name="heder.A" style:family="table-column">
      <style:table-column-properties style:column-width="0.8882in" style:rel-column-width="1279*"/>
    </style:style>
    <style:style style:name="heder.B" style:family="table-column">
      <style:table-column-properties style:column-width="0.7028in" style:rel-column-width="1012*"/>
    </style:style>
    <style:style style:name="heder.C" style:family="table-column">
      <style:table-column-properties style:column-width="0.8375in" style:rel-column-width="1206*"/>
    </style:style>
    <style:style style:name="heder.D" style:family="table-column">
      <style:table-column-properties style:column-width="2.1882in" style:rel-column-width="3151*"/>
    </style:style>
    <style:style style:name="heder.E" style:family="table-column">
      <style:table-column-properties style:column-width="1.1542in" style:rel-column-width="1662*"/>
    </style:style>
    <style:style style:name="heder.1" style:family="table-row">
      <style:table-row-properties style:min-row-height="0.3069in"/>
    </style:style>
    <style:style style:name="heder.A1" style:family="table-cell">
      <style:table-cell-properties fo:padding="0.0382in" fo:border-left="0.0139in solid #000000" fo:border-right="none" fo:border-top="0.0139in solid #000000" fo:border-bottom="0.0139in solid #000000"/>
    </style:style>
    <style:style style:name="heder.E1" style:family="table-cell">
      <style:table-cell-properties fo:padding="0.0382in" fo:border="0.0139in solid #000000"/>
    </style:style>
    <style:style style:name="heder.2" style:family="table-row">
      <style:table-row-properties style:min-row-height="0.3451in"/>
    </style:style>
    <style:style style:name="heder.A2" style:family="table-cell">
      <style:table-cell-properties fo:padding="0.0382in" fo:border-left="0.0139in solid #000000" fo:border-right="none" fo:border-top="none" fo:border-bottom="0.0139in solid #000000"/>
    </style:style>
    <style:style style:name="heder.F2" style:family="table-cell">
      <style:table-cell-properties fo:padding="0.0382in" fo:border-left="0.0139in solid #000000" fo:border-right="0.0139in solid #000000" fo:border-top="none" fo:border-bottom="0.0139in solid #000000"/>
    </style:style>
    <style:style style:name="P1" style:family="paragraph" style:parent-style-name="Table_20_Contents">
      <style:paragraph-properties fo:text-align="start" style:justify-single-word="false"/>
      <style:text-properties fo:font-size="9pt" fo:language="hr" fo:country="HR" fo:font-weight="bold"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language="hr" fo:country="HR" fo:font-weight="normal" style:font-size-asian="9pt" style:font-weight-asian="normal" style:font-size-complex="9pt" style:font-weight-complex="normal"/>
    </style:style>
    <style:style style:name="P3" style:family="paragraph" style:parent-style-name="Table_20_Contents">
      <style:paragraph-properties fo:text-align="center" style:justify-single-word="false"/>
      <style:text-properties fo:text-transform="uppercase" fo:font-size="6pt" fo:language="hr" fo:country="HR" fo:font-weight="bold" fo:background-color="transparent" style:font-size-asian="6pt" style:font-weight-asian="bold" style:font-size-complex="6pt" style:font-weight-complex="bold"/>
    </style:style>
    <style:style style:name="P4" style:family="paragraph" style:parent-style-name="Table_20_Contents">
      <style:paragraph-properties fo:text-align="center" style:justify-single-word="false"/>
      <style:text-properties fo:text-transform="uppercase" fo:font-size="8pt" fo:language="hr" fo:country="HR" fo:font-weight="bold" fo:background-color="transparent" style:font-size-asian="8pt" style:font-weight-asian="bold" style:font-size-complex="8pt" style:font-weight-complex="bold"/>
    </style:style>
    <style:style style:name="P5" style:family="paragraph" style:parent-style-name="Table_20_Contents">
      <style:paragraph-properties fo:text-align="start" style:justify-single-word="false"/>
      <style:text-properties fo:font-size="10pt" fo:language="hr" fo:country="HR" fo:font-weight="bold" style:font-size-asian="10pt" style:font-weight-asian="bold" style:font-size-complex="10pt" style:font-weight-complex="bold"/>
    </style:style>
    <style:style style:name="P6" style:family="paragraph" style:parent-style-name="Table_20_Contents">
      <style:paragraph-properties fo:text-align="end" style:justify-single-word="false"/>
      <style:text-properties fo:font-size="8pt" fo:language="hr" fo:country="HR" style:font-size-asian="8pt" style:font-size-complex="8pt"/>
    </style:style>
    <style:style style:name="P7" style:family="paragraph" style:parent-style-name="Footer">
      <style:paragraph-properties fo:text-align="end" style:justify-single-word="false"/>
      <style:text-properties fo:font-size="8pt" fo:language="hr" fo:country="HR" style:font-size-asian="8pt" style:font-size-complex="8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pm1">
      <style:header>
        <text:p text:style-name="Header"/>
        <table:table table:name="heder" table:style-name="heder">
          <table:table-column table:style-name="heder.A"/>
          <table:table-column table:style-name="heder.B"/>
          <table:table-column table:style-name="heder.C"/>
          <table:table-column table:style-name="heder.D"/>
          <table:table-column table:style-name="heder.E" table:number-columns-repeated="2"/>
          <table:table-row table:style-name="heder.1">
            <table:table-cell table:style-name="heder.A1" table:number-columns-spanned="3" office:value-type="string">
              <text:p text:style-name="P1">Naziv vježbe:</text:p>
              <text:p text:style-name="P2">Zvučni udari</text:p>
            </table:table-cell>
            <table:covered-table-cell/>
            <table:covered-table-cell/>
            <table:table-cell table:style-name="heder.A1" table:number-rows-spanned="2" office:value-type="string">
              <text:p text:style-name="P3"/>
              <text:p text:style-name="P3">Fakultet elektrotehnike I računarstva</text:p>
              <text:p text:style-name="P3"/>
              <text:p text:style-name="P4">Zavod za primijenjenu fiziku</text:p>
              <text:p text:style-name="P4"/>
              <text:p text:style-name="P3">Zagreb</text:p>
            </table:table-cell>
            <table:table-cell table:style-name="heder.E1" table:number-columns-spanned="2" office:value-type="string">
              <text:p text:style-name="P1">Prezime i ime:</text:p>
              <text:p text:style-name="P2"/>
            </table:table-cell>
            <table:covered-table-cell/>
          </table:table-row>
          <table:table-row table:style-name="heder.2">
            <table:table-cell table:style-name="heder.A2" office:value-type="string">
              <text:p text:style-name="P5">Broj vježbe:</text:p>
              <text:p text:style-name="P2">4-5</text:p>
            </table:table-cell>
            <table:table-cell table:style-name="heder.A2" office:value-type="string">
              <text:p text:style-name="P5">Grupa:</text:p>
              <text:p text:style-name="P2">2.R2</text:p>
            </table:table-cell>
            <table:table-cell table:style-name="heder.A2" office:value-type="string">
              <text:p text:style-name="P5">Dan:</text:p>
              <text:p text:style-name="P2">9. 10. 2008.</text:p>
            </table:table-cell>
            <table:covered-table-cell/>
            <table:table-cell table:style-name="heder.A2" office:value-type="string">
              <text:p text:style-name="P1">Matični broj:</text:p>
              <text:p text:style-name="P2"/>
            </table:table-cell>
            <table:table-cell table:style-name="heder.F2" office:value-type="string">
              <text:p text:style-name="P1">Ocjena</text:p>
            </table:table-cell>
          </table:table-row>
        </table:table>
        <text:p text:style-name="Standard"/>
      </style:header>
      <style:footer>
        <text:p text:style-name="P7">Vježba 4-5 – Zvučni udari – str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08T22:08:17</meta:creation-date>
    <dc:date>2008-10-08T22:08:18</dc:date>
    <meta:editing-cycles>1</meta:editing-cycles>
    <meta:editing-duration>PT0S</meta:editing-duration>
    <meta:user-defined meta:name="Info 1"/>
    <meta:user-defined meta:name="Info 2"/>
    <meta:user-defined meta:name="Info 3"/>
    <meta:user-defined meta:name="Info 4"/>
    <meta:document-statistic meta:table-count="2" meta:image-count="0" meta:object-count="9" meta:page-count="2" meta:paragraph-count="49" meta:word-count="481" meta:character-count="3221"/>
  </office:meta>
</office:document-meta>
</file>

<file path=Object 1/content.xml><?xml version="1.0" encoding="utf-8"?>
<!DOCTYPE math  PUBLIC '-//OpenOffice.org//DTD Modified W3C MathML 1.01//EN'  'math.dtd'>
<math:math xmlns:math="http://www.w3.org/1998/Math/MathML">
  <math:semantics>
    <math:mrow>
      <math:mrow>
        <math:msub>
          <math:mi>s</math:mi>
          <math:mn>1</math:mn>
        </math:msub>
        <math:mo math:stretchy="false">=</math:mo>
        <math:msub>
          <math:mi>s</math:mi>
          <math:mi>m</math:mi>
        </math:msub>
      </math:mrow>
      <math:mi>cos</math:mi>
      <math:msub>
        <math:mo math:stretchy="false">ω</math:mo>
        <math:mn>1</math:mn>
      </math:msub>
      <math:mi>t</math:mi>
      <math:mi/>
      <math:mrow>
        <math:msub>
          <math:mi>s</math:mi>
          <math:mn>2</math:mn>
        </math:msub>
        <math:mo math:stretchy="false">=</math:mo>
        <math:msub>
          <math:mi>s</math:mi>
          <math:mi>m</math:mi>
        </math:msub>
      </math:mrow>
      <math:mi>cos</math:mi>
      <math:msub>
        <math:mo math:stretchy="false">ω</math:mo>
        <math:mn>2</math:mn>
      </math:msub>
      <math:mi>t</math:mi>
    </math:mrow>
    <math:annotation math:encoding="StarMath 5.0">s_1 = s_m cos %omega_1 t ~~~~~ s_2 = s_m cos %omega_2 t</math:annotation>
  </math:semantics>
</math:math>
</file>

<file path=Object 2/content.xml><?xml version="1.0" encoding="utf-8"?>
<!DOCTYPE math  PUBLIC '-//OpenOffice.org//DTD Modified W3C MathML 1.01//EN'  'math.dtd'>
<math:math xmlns:math="http://www.w3.org/1998/Math/MathML">
  <math:semantics>
    <math:mrow>
      <math:mrow>
        <math:mrow>
          <math:mi>s</math:mi>
          <math:mo math:stretchy="false">=</math:mo>
          <math:mrow>
            <math:msub>
              <math:mi>s</math:mi>
              <math:mn>1</math:mn>
            </math:msub>
            <math:mo math:stretchy="false">+</math:mo>
            <math:msub>
              <math:mi>s</math:mi>
              <math:mn>2</math:mn>
            </math:msub>
          </math:mrow>
        </math:mrow>
        <math:mo math:stretchy="false">=</math:mo>
        <math:msub>
          <math:mi>s</math:mi>
          <math:mi>m</math:mi>
        </math:msub>
      </math:mrow>
      <math:mrow>
        <math:mo math:stretchy="false">(</math:mo>
        <math:mrow>
          <math:mi>cos</math:mi>
          <math:msub>
            <math:mo math:stretchy="false">ω</math:mo>
            <math:mn>1</math:mn>
          </math:msub>
          <math:mrow>
            <math:mi>t</math:mi>
            <math:mo math:stretchy="false">+</math:mo>
            <math:mi>cos</math:mi>
          </math:mrow>
          <math:msub>
            <math:mo math:stretchy="false">ω</math:mo>
            <math:mn>2</math:mn>
          </math:msub>
          <math:mi>t</math:mi>
        </math:mrow>
        <math:mo math:stretchy="false">)</math:mo>
      </math:mrow>
    </math:mrow>
    <math:annotation math:encoding="StarMath 5.0">s = s_1 + s_2 = s_m (cos %omega_1 t + cos %omega_2 t)</math:annotation>
  </math:semantics>
</math:math>
</file>

<file path=Object 3/content.xml><?xml version="1.0" encoding="utf-8"?>
<!DOCTYPE math  PUBLIC '-//OpenOffice.org//DTD Modified W3C MathML 1.01//EN'  'math.dtd'>
<math:math xmlns:math="http://www.w3.org/1998/Math/MathML">
  <math:semantics>
    <math:mrow>
      <math:mi>cos</math:mi>
      <math:mrow>
        <math:mo math:stretchy="false">α</math:mo>
        <math:mo math:stretchy="false">+</math:mo>
        <math:mi>cos</math:mi>
      </math:mrow>
      <math:mrow>
        <math:mo math:stretchy="false">β</math:mo>
        <math:mo math:stretchy="false">=</math:mo>
        <math:mn>2</math:mn>
      </math:mrow>
      <math:mi>cos</math:mi>
      <math:mfrac>
        <math:mrow>
          <math:mo math:stretchy="false">α</math:mo>
          <math:mo math:stretchy="false">−</math:mo>
          <math:mo math:stretchy="false">β</math:mo>
        </math:mrow>
        <math:mn>2</math:mn>
      </math:mfrac>
      <math:mi>cos</math:mi>
      <math:mfrac>
        <math:mrow>
          <math:mo math:stretchy="false">α</math:mo>
          <math:mo math:stretchy="false">+</math:mo>
          <math:mo math:stretchy="false">β</math:mo>
        </math:mrow>
        <math:mn>2</math:mn>
      </math:mfrac>
    </math:mrow>
    <math:annotation math:encoding="StarMath 5.0">cos %alpha + cos %beta = 2 cos {%alpha - %beta} over 2  cos {%alpha + %beta} over 2 </math:annotation>
  </math:semantics>
</math:math>
</file>

<file path=Object 4/content.xml><?xml version="1.0" encoding="utf-8"?>
<!DOCTYPE math  PUBLIC '-//OpenOffice.org//DTD Modified W3C MathML 1.01//EN'  'math.dtd'>
<math:math xmlns:math="http://www.w3.org/1998/Math/MathML">
  <math:semantics>
    <math:mrow>
      <math:mrow>
        <math:mi>s</math:mi>
        <math:mo math:stretchy="false">=</math:mo>
        <math:mn>2</math:mn>
      </math:mrow>
      <math:msub>
        <math:mi>s</math:mi>
        <math:mi>m</math:mi>
      </math:msub>
      <math:mi>cos</math:mi>
      <math:mfrac>
        <math:mrow>
          <math:msub>
            <math:mo math:stretchy="false">ω</math:mo>
            <math:mn>2</math:mn>
          </math:msub>
          <math:mo math:stretchy="false">−</math:mo>
          <math:msub>
            <math:mo math:stretchy="false">ω</math:mo>
            <math:mn>1</math:mn>
          </math:msub>
        </math:mrow>
        <math:mn>2</math:mn>
      </math:mfrac>
      <math:mi>t</math:mi>
      <math:mi>cos</math:mi>
      <math:mfrac>
        <math:mrow>
          <math:msub>
            <math:mo math:stretchy="false">ω</math:mo>
            <math:mn>2</math:mn>
          </math:msub>
          <math:mo math:stretchy="false">+</math:mo>
          <math:msub>
            <math:mo math:stretchy="false">ω</math:mo>
            <math:mn>1</math:mn>
          </math:msub>
        </math:mrow>
        <math:mn>2</math:mn>
      </math:mfrac>
    </math:mrow>
    <math:annotation math:encoding="StarMath 5.0">s = 2 s_m cos {%omega_2 - %omega_1} over 2 t cos {%omega_2 + %omega_1} over 2 </math:annotation>
  </math:semantics>
</math:math>
</file>

<file path=Object 5/content.xml><?xml version="1.0" encoding="utf-8"?>
<!DOCTYPE math  PUBLIC '-//OpenOffice.org//DTD Modified W3C MathML 1.01//EN'  'math.dtd'>
<math:math xmlns:math="http://www.w3.org/1998/Math/MathML">
  <math:semantics>
    <math:mrow>
      <math:mo math:stretchy="false">ω</math:mo>
      <math:mrow>
        <math:mi>'</math:mi>
        <math:mo math:stretchy="false">=</math:mo>
        <math:mfrac>
          <math:mrow>
            <math:msub>
              <math:mo math:stretchy="false">ω</math:mo>
              <math:mn>2</math:mn>
            </math:msub>
            <math:mo math:stretchy="false">−</math:mo>
            <math:msub>
              <math:mo math:stretchy="false">ω</math:mo>
              <math:mn>1</math:mn>
            </math:msub>
          </math:mrow>
          <math:mn>2</math:mn>
        </math:mfrac>
      </math:mrow>
    </math:mrow>
    <math:annotation math:encoding="StarMath 5.0">%omega' = {%omega_2 - %omega_1} over 2 </math:annotation>
  </math:semantics>
</math:math>
</file>

<file path=Object 6/content.xml><?xml version="1.0" encoding="utf-8"?>
<!DOCTYPE math  PUBLIC '-//OpenOffice.org//DTD Modified W3C MathML 1.01//EN'  'math.dtd'>
<math:math xmlns:math="http://www.w3.org/1998/Math/MathML">
  <math:semantics>
    <math:mrow>
      <math:mo math:stretchy="false">ω</math:mo>
      <math:mo math:stretchy="false">=</math:mo>
      <math:mfrac>
        <math:mrow>
          <math:msub>
            <math:mo math:stretchy="false">ω</math:mo>
            <math:mn>1</math:mn>
          </math:msub>
          <math:mo math:stretchy="false">+</math:mo>
          <math:msub>
            <math:mo math:stretchy="false">ω</math:mo>
            <math:mn>2</math:mn>
          </math:msub>
        </math:mrow>
        <math:mn>2</math:mn>
      </math:mfrac>
    </math:mrow>
    <math:annotation math:encoding="StarMath 5.0">%omega = {%omega_1 + %omega_2} over 2 </math:annotation>
  </math:semantics>
</math:math>
</file>

<file path=Object 7/content.xml><?xml version="1.0" encoding="utf-8"?>
<!DOCTYPE math  PUBLIC '-//OpenOffice.org//DTD Modified W3C MathML 1.01//EN'  'math.dtd'>
<math:math xmlns:math="http://www.w3.org/1998/Math/MathML">
  <math:semantics>
    <math:mrow>
      <math:mrow>
        <math:mi>s</math:mi>
        <math:mo math:stretchy="false">=</math:mo>
        <math:mrow>
          <math:mo math:stretchy="false">[</math:mo>
          <math:mrow>
            <math:mn>2</math:mn>
            <math:msub>
              <math:mi>s</math:mi>
              <math:mi>m</math:mi>
            </math:msub>
            <math:mi>cos</math:mi>
            <math:mo math:stretchy="false">ω</math:mo>
            <math:mi>'</math:mi>
            <math:mi>t</math:mi>
          </math:mrow>
          <math:mo math:stretchy="false">]</math:mo>
        </math:mrow>
      </math:mrow>
      <math:mi>cos</math:mi>
      <math:mo math:stretchy="false">ω</math:mo>
      <math:mi>t</math:mi>
    </math:mrow>
    <math:annotation math:encoding="StarMath 5.0">s = [2 s_m cos %omega' t] cos %omega t</math:annotation>
  </math:semantics>
</math:math>
</file>

<file path=Object 8/content.xml><?xml version="1.0" encoding="utf-8"?>
<!DOCTYPE math  PUBLIC '-//OpenOffice.org//DTD Modified W3C MathML 1.01//EN'  'math.dtd'>
<math:math xmlns:math="http://www.w3.org/1998/Math/MathML">
  <math:semantics>
    <math:mrow>
      <math:mrow>
        <math:msub>
          <math:mo math:stretchy="false">ω</math:mo>
          <math:mi math:fontstyle="italic">udar</math:mi>
        </math:msub>
        <math:mo math:stretchy="false">=</math:mo>
        <math:mn>2</math:mn>
      </math:mrow>
      <math:mo math:stretchy="false">ω</math:mo>
      <math:mrow>
        <math:mrow>
          <math:mi>'</math:mi>
          <math:mo math:stretchy="false">=</math:mo>
          <math:mrow>
            <math:mrow>
              <math:mn>2</math:mn>
              <math:mo math:stretchy="false">⋅</math:mo>
              <math:mfenced math:open="" math:close="">
                <math:mfrac>
                  <math:mn>1</math:mn>
                  <math:mn>2</math:mn>
                </math:mfrac>
              </math:mfenced>
            </math:mrow>
            <math:mo math:stretchy="false">⋅</math:mo>
            <math:mrow>
              <math:mo math:stretchy="false">(</math:mo>
              <math:mrow>
                <math:msub>
                  <math:mo math:stretchy="false">ω</math:mo>
                  <math:mn>2</math:mn>
                </math:msub>
                <math:mo math:stretchy="false">−</math:mo>
                <math:msub>
                  <math:mo math:stretchy="false">ω</math:mo>
                  <math:mn>1</math:mn>
                </math:msub>
              </math:mrow>
              <math:mo math:stretchy="false">)</math:mo>
            </math:mrow>
          </math:mrow>
        </math:mrow>
        <math:mo math:stretchy="false">=</math:mo>
        <math:mrow>
          <math:msub>
            <math:mo math:stretchy="false">ω</math:mo>
            <math:mn>2</math:mn>
          </math:msub>
          <math:mo math:stretchy="false">−</math:mo>
          <math:msub>
            <math:mo math:stretchy="false">ω</math:mo>
            <math:mn>1</math:mn>
          </math:msub>
        </math:mrow>
      </math:mrow>
    </math:mrow>
    <math:annotation math:encoding="StarMath 5.0">%omega_udar = 2 %omega' = 2 cdot left ( 1 over 2 right )  cdot (%omega_2 - %omega_1) = %omega_2 - %omega_1</math:annotation>
  </math:semantics>
</math:math>
</file>

<file path=Object 9/content.xml><?xml version="1.0" encoding="utf-8"?>
<!DOCTYPE math  PUBLIC '-//OpenOffice.org//DTD Modified W3C MathML 1.01//EN'  'math.dtd'>
<math:math xmlns:math="http://www.w3.org/1998/Math/MathML">
  <math:semantics>
    <math:mrow>
      <math:mo math:stretchy="false">Δ</math:mo>
      <math:mrow>
        <math:msub>
          <math:mi>f</math:mi>
          <math:mi math:fontstyle="italic">rel.</math:mi>
        </math:msub>
        <math:mo math:stretchy="false">=</math:mo>
        <math:mrow>
          <math:mfrac>
            <math:mfenced math:open="∣" math:close="∣">
              <math:mrow>
                <math:msub>
                  <math:mi>f</math:mi>
                  <math:mi>x</math:mi>
                </math:msub>
                <math:mo math:stretchy="false">−</math:mo>
                <math:msub>
                  <math:mi>f</math:mi>
                  <math:mi math:fontstyle="italic">izravno</math:mi>
                </math:msub>
              </math:mrow>
            </math:mfenced>
            <math:msub>
              <math:mi>f</math:mi>
              <math:mi math:fontstyle="italic">izravno</math:mi>
            </math:msub>
          </math:mfrac>
          <math:mo math:stretchy="false">⋅</math:mo>
          <math:mn>100</math:mn>
        </math:mrow>
      </math:mrow>
      <math:mo math:stretchy="false">%</math:mo>
    </math:mrow>
    <math:annotation math:encoding="StarMath 5.0">%DELTA f_rel. = { left lline f_x - f_izravno right rline } over f_izravno cdot 100 %percent</math:annotation>
  </math:semantics>
</math:math>
</file>